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c169" officeooo:paragraph-rsid="000ac16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rief</text:p>
      <text:p text:style-name="P1"/>
      <text:p text:style-name="P1">This experiment will involve completing a set of tasks on either the online facilities already available on the Falmouth University Student Portal, or the prototype university social media platform “myUniSocial”.</text:p>
      <text:p text:style-name="P1"/>
      <text:p text:style-name="P1">All data collected for this experiment is confidential and will only be viewed by the researcher and project supervisor.</text:p>
      <text:p text:style-name="P1">If you wish for your data to be withdrawn from this study for whatever reason, you can do so up to 3 weeks after the study by e-mailing the researcher and quoting the participant number. You have the right to withdraw from the experiment at any point, and for any reason.</text:p>
      <text:p text:style-name="P1"/>
      <text:p text:style-name="P1"/>
      <text:p text:style-name="P1"/>
      <text:p text:style-name="P1">Debrief</text:p>
      <text:p text:style-name="P1"/>
      <text:p text:style-name="P1">The aim of this study was to investigate whether a purpose built social media platform could benefit university life. The metrics observed relate mainly to ease of access to finding your course cohort, course related materials, course related conversations and accessibility to asking course related questions.</text:p>
      <text:p text:style-name="P1"/>
      <text:p text:style-name="P1">All data from questionnaires filled out as part of this study is confidential and will only be viewed by the researcher and the project supervisor. If you were using the prototype platform myUniSocial, all identifying information is stored responsibly, and you may continue to use the platform if you so wish. If you were in group A, you may use the myUniSocial platform, but this is not required. If you do not wish to use myUniSocial any more, you can select “Sign out and Erase my data” to permanently log out and have your records removed from the system.</text:p>
      <text:p text:style-name="P1"/>
      <text:p text:style-name="P1">If you wish for your data to be removed from the study entirely (including your questionnaire answers) this can be done up to 3 weeks after the conclusion of your participation. This can be done by emailing myself with your participation numb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6T13:27:43.167017944</meta:creation-date>
    <dc:date>2023-02-06T14:29:02.655007180</dc:date>
    <meta:editing-duration>PT1H1M19S</meta:editing-duration>
    <meta:editing-cycles>1</meta:editing-cycles>
    <meta:generator>LibreOffice/7.4.4.2$Linux_X86_64 LibreOffice_project/40$Build-2</meta:generator>
    <meta:document-statistic meta:table-count="0" meta:image-count="0" meta:object-count="0" meta:page-count="1" meta:paragraph-count="8" meta:word-count="289" meta:character-count="1729" meta:non-whitespace-character-count="1448"/>
  </office:meta>
</office:document-meta>
</file>